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office:automatic-styles>
  <office:body>
    <office:drawing>
      <draw:page draw:name="page1" draw:style-name="dp1" draw:master-page-name="Default"/>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 svg:font-family="'Arial Unicode MS'" style:font-pitch="variable"/>
    <style:font-face style:name="HG Mincho Light J" svg:font-family="'HG Mincho Light J'"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Nimbus Roman No9 L" fo:font-size="24pt" fo:language="en" fo:country="US" style:font-name-asian="HG Mincho Light J" style:font-size-asian="24pt" style:language-asian="ja" style:country-asian="JP" style:font-name-complex="Arial Unicode M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style:text-line-through-type="none" style:font-name="Nimbus Roman No9 L" fo:font-family="'Nimbus Roman No9 L'"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10cm" fo:page-height="5cm" style:print-orientation="portrait"/>
    </style:page-layout>
    <style:style style:name="Mdp1" style:family="drawing-page">
      <style:drawing-page-properties draw:background-size="border" draw:fill="none"/>
    </style:style>
    <style:style style:name="Mgr1" style:family="graphic" style:parent-style-name="objectwithoutfill">
      <style:graphic-properties svg:stroke-width="0.02cm" draw:fill="none" draw:fill-color="#000000" draw:textarea-horizontal-align="center" draw:textarea-vertical-align="middle" fo:padding-top="0.01cm" fo:padding-bottom="0.01cm" fo:padding-left="0.01cm" fo:padding-right="0.01cm"/>
    </style:style>
    <style:style style:name="Mgr2" style:family="graphic" style:parent-style-name="objectwithoutfill">
      <style:graphic-properties draw:stroke="dash" draw:stroke-dash="Ultrafine_20_Dashed" svg:stroke-width="0.02cm" draw:fill="none" draw:fill-color="#000000" draw:textarea-horizontal-align="center" draw:textarea-vertical-align="middle" fo:padding-top="0.01cm" fo:padding-bottom="0.01cm" fo:padding-left="0.01cm" fo:padding-right="0.01cm"/>
    </style:style>
    <style:style style:name="MP1" style:family="paragraph">
      <loext:graphic-properties draw:fill="none" draw:fill-color="#000000"/>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path draw:style-name="Mgr1" draw:text-style-name="MP1" draw:layer="backgroundobjects" svg:width="7.556cm" svg:height="2.968cm" svg:x="1.088cm" svg:y="0.757cm" svg:viewBox="0 0 7557 2969" svg:d="M8 1200c9-108 48-215 114-296 79-96 120-200 200-296 70-84 124-182 209-252 100-83 219-141 330-209 94-57 193-99 296-131 88-28 187-13 279 0 128 18 249 70 374 105 96 26 192 59 287 96 110 44 214 102 331 130 135 33 268 93 409 105 186 16 370 55 557 69 153 12 306 42 461 52 150 9 303-16 453 0 112 12 198-45 305-52s214-29 322-43c138-17 278-41 417-53 116-10 225-54 340-69 112-14 212-72 322-96 98-22 200-54 304-35 125 24 240 81 357 131 122 52 213 153 322 226 107 71 200 169 270 279 60 92 142 177 174 287 30 101 52 207 70 313 17 104 57 203 43 313-12 100 8 203-26 305-36 108-94 207-148 305-64 115-126 240-243 313-106 65-214 133-331 174-115 41-236 72-357 87-156 19-314 11-470 0-94-6-186-17-278-17-120 0-240-5-357-26-124-22-251-39-375-53-122-13-241-32-365-34s-244-41-366-53c-133-13-269 0-400-26-111-22-224-41-331-78-124-42-254-56-383-70-165-18-330-15-496-17-211-2-404-66-609-70-116-2-225-52-339-61-125-9-244-51-366-69-113-16-227-23-339-35-98-11-200-19-296 0-95 19-192 30-288 26-121-6-209-111-261-209-53-99-80-212-87-322-7-108-13-216-26-322l-17-148z">
        <text:p/>
      </draw:path>
      <draw:path draw:style-name="Mgr1" draw:text-style-name="MP1" draw:layer="backgroundobjects" svg:width="1.627cm" svg:height="0.411cm" svg:x="2.228cm" svg:y="1.741cm" svg:viewBox="0 0 1628 412" svg:d="M0 0c94 3 194 21 270 78 91 68 139 185 252 235 86 38 174 94 270 96 93 2 188 13 279-26 84-36 182-23 261-87s192-76 261-157l35-9">
        <text:p/>
      </draw:path>
      <draw:path draw:style-name="Mgr1" draw:text-style-name="MP1" draw:layer="backgroundobjects" svg:width="1.931cm" svg:height="0.435cm" svg:x="5.544cm" svg:y="1.941cm" svg:viewBox="0 0 1932 436" svg:d="M0 0c116 23 223 77 339 104 115 26 193 126 279 201 74 65 166 126 270 130 98 4 197-13 287-52 93-41 182-96 278-131 93-33 184-74 279-104l87-17 87-9h26">
        <text:p/>
      </draw:path>
      <draw:path draw:style-name="Mgr1" draw:text-style-name="MP1" draw:layer="backgroundobjects" svg:width="0.887cm" svg:height="0.338cm" svg:x="2.55cm" svg:y="1.74cm" svg:viewBox="0 0 888 339" svg:d="M0 104c79-63 177-107 287-104 93 2 184 18 261 61 94 53 213 75 270 183l52 87 18 8">
        <text:p/>
      </draw:path>
      <draw:path draw:style-name="Mgr1" draw:text-style-name="MP1" draw:layer="backgroundobjects" svg:width="1.165cm" svg:height="0.345cm" svg:x="5.971cm" svg:y="1.821cm" svg:viewBox="0 0 1166 346" svg:d="M0 277c43-110 159-138 252-183 89-43 189-69 287-87 93-17 200-2 279 53 88 61 260 222 348 286l-26-17">
        <text:p/>
      </draw:path>
      <draw:polyline draw:style-name="Mgr1" draw:text-style-name="MP1" draw:layer="backgroundobjects" svg:width="0.417cm" svg:height="2.184cm" svg:x="6.44cm" svg:y="1.958cm" svg:viewBox="0 0 418 2185" draw:points="0,1724 0,1767 418,2185 418,383 0,0 0,427">
        <text:p/>
      </draw:polyline>
      <draw:path draw:style-name="Mgr2" draw:text-style-name="MP1" draw:layer="backgroundobjects" svg:width="0.297cm" svg:height="1.304cm" svg:x="6.528cm" svg:y="2.385cm" svg:viewBox="0 0 298 1305" svg:d="M0 0c107 26 166 128 217 217 45 80 50 173 70 262 19 85 8 173 8 261 0 89-30 175-52 261-24 94-71 179-122 261l-43 43">
        <text:p/>
      </draw:path>
      <draw:polyline draw:style-name="Mgr1" draw:text-style-name="MP1" draw:layer="backgroundobjects" svg:width="0.417cm" svg:height="2.063cm" svg:x="2.907cm" svg:y="1.837cm" svg:viewBox="0 0 418 2064" draw:points="0,1418 0,1646 418,2064 418,356 0,0 0,287">
        <text:p/>
      </draw:polyline>
      <draw:path draw:style-name="Mgr2" draw:text-style-name="MP1" draw:layer="backgroundobjects" svg:width="0.218cm" svg:height="1.095cm" svg:x="3.02cm" svg:y="2.159cm" svg:viewBox="0 0 219 1096" svg:d="M0 0c97 41 162 136 183 235 18 84 13 175 26 261s5 174 9 261c4 90-5 190-70 261l-87 52-44 26">
        <text:p/>
      </draw:path>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3.2$Windows_x86 LibreOffice_project/88805f81e9fe61362df02b9941de8e38a9b5fd16</meta:generator>
    <meta:initial-creator>David Legland</meta:initial-creator>
    <meta:creation-date>2004-07-21T11:58:57</meta:creation-date>
    <dc:date>2005-09-03T13:37:17</dc:date>
    <dc:language>en-US</dc:language>
    <meta:editing-cycles>22</meta:editing-cycles>
    <meta:editing-duration>PT20H20M26S</meta:editing-duration>
    <meta:document-statistic meta:object-count="9"/>
    <meta:user-defined meta:name="Info 1"/>
    <meta:user-defined meta:name="Info 2"/>
    <meta:user-defined meta:name="Info 3"/>
    <meta:user-defined meta:name="Info 4"/>
  </office:meta>
</office:document-meta>
</file>